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9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ubanpost(Md=3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36692" calcext:value-type="float">
            <text:p>0.36692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WTM</text:p>
          </table:table-cell>
          <table:table-cell office:value-type="float" office:value="0.36828" calcext:value-type="float">
            <text:p>0.36828</text:p>
          </table:table-cell>
          <table:table-cell office:value-type="float" office:value="0.45131" calcext:value-type="float">
            <text:p>0.45131</text:p>
          </table:table-cell>
          <table:table-cell office:value-type="float" office:value="0.3541" calcext:value-type="float">
            <text:p>0.3541</text:p>
          </table:table-cell>
          <table:table-cell office:value-type="string" calcext:value-type="string">
            <text:p>para=0.5;minwordfreq=10;mintagfreq=10;selfTrans=0.2;commonLimit=2;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37885" calcext:value-type="float">
            <text:p>0.37885</text:p>
          </table:table-cell>
          <table:table-cell office:value-type="float" office:value="0.31103" calcext:value-type="float">
            <text:p>0.31103</text:p>
          </table:table-cell>
          <table:table-cell office:value-type="string" calcext:value-type="string">
            <text:p>K=75;minwordfreq=10;mintagfreq=10;selfTrans=0.2;commonLimit=2;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0.30758" calcext:value-type="float">
            <text:p>0.30758</text:p>
          </table:table-cell>
          <table:table-cell office:value-type="float" office:value="0.34045" calcext:value-type="float">
            <text:p>0.34045</text:p>
          </table:table-cell>
          <table:table-cell office:value-type="float" office:value="0.28093" calcext:value-type="float">
            <text:p>0.28093</text:p>
          </table:table-cell>
          <table:table-cell office:value-type="string" calcext:value-type="string">
            <text:p>niteN=40;numBurnIn=3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0.27064" calcext:value-type="float">
            <text:p>0.27064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24671" calcext:value-type="float">
            <text:p>0.24671</text:p>
          </table:table-cell>
          <table:table-cell office:value-type="string" calcext:value-type="string">
            <text:p>numtopics=64;niter=40;minwordfreq=10;mintagfreq=10;selfTrans=0.2;commonLimit=2;</text:p>
          </table:table-cell>
        </table:table-row>
        <table:table-row table:style-name="ro1">
          <table:table-cell office:value-type="string" calcext:value-type="string">
            <text:p>NoiseTagLdaModel</text:p>
          </table:table-cell>
          <table:table-cell office:value-type="float" office:value="0.20956" calcext:value-type="float">
            <text:p>0.20956</text:p>
          </table:table-cell>
          <table:table-cell office:value-type="float" office:value="0.20757" calcext:value-type="float">
            <text:p>0.20757</text:p>
          </table:table-cell>
          <table:table-cell office:value-type="float" office:value="0.18054" calcext:value-type="float">
            <text:p>0.18054</text:p>
          </table:table-cell>
          <table:table-cell office:value-type="string" calcext:value-type="string">
            <text:p>minwordfreq=10;mintagfreq=10;selfTrans=0.2;commonLimit=2;</text:p>
          </table:table-cell>
        </table:table-row>
        <table:table-row table:style-name="ro1">
          <table:table-cell office:value-type="string" calcext:value-type="string">
            <text:p>TagLdaModel</text:p>
          </table:table-cell>
          <table:table-cell office:value-type="float" office:value="0.15756" calcext:value-type="float">
            <text:p>0.15756</text:p>
          </table:table-cell>
          <table:table-cell office:value-type="float" office:value="0.16646" calcext:value-type="float">
            <text:p>0.16646</text:p>
          </table:table-cell>
          <table:table-cell office:value-type="float" office:value="0.14054" calcext:value-type="float">
            <text:p>0.14054</text:p>
          </table:table-cell>
          <table:table-cell office:value-type="string" calcext:value-type="string">
            <text:p>numtopics=32;niter=40;minwordfreq=10;mintagfreq=10;selfTrans=0.2;commonLimit=2;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ywordpost(Md=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WAM</text:p>
          </table:table-cell>
          <table:table-cell office:value-type="float" office:value="0.30735" calcext:value-type="float">
            <text:p>0.30735</text:p>
          </table:table-cell>
          <table:table-cell office:value-type="float" office:value="0.43726" calcext:value-type="float">
            <text:p>0.43726</text:p>
          </table:table-cell>
          <table:table-cell office:value-type="float" office:value="0.34747" calcext:value-type="float">
            <text:p>0.34747</text:p>
          </table:table-cell>
          <table:table-cell office:value-type="string" calcext:value-type="string">
            <text:p>ScoreLimit=0.1;minwordfreq=10;mintagfreq=10;selfTrans=0.2;commonLimit=2</text:p>
          </table:table-cell>
        </table:table-row>
        <table:table-row table:style-name="ro1">
          <table:table-cell office:value-type="string" calcext:value-type="string">
            <text:p>WAMsample</text:p>
          </table:table-cell>
          <table:table-cell office:value-type="float" office:value="0.29424" calcext:value-type="float">
            <text:p>0.29424</text:p>
          </table:table-cell>
          <table:table-cell office:value-type="float" office:value="0.41814" calcext:value-type="float">
            <text:p>0.41814</text:p>
          </table:table-cell>
          <table:table-cell office:value-type="float" office:value="0.33254" calcext:value-type="float">
            <text:p>0.33254</text:p>
          </table:table-cell>
          <table:table-cell office:value-type="string" calcext:value-type="string">
            <text:p>minwordfreq=10;mintagfreq=10;selfTrans=0.2;commonLimit=2</text:p>
          </table:table-cell>
        </table:table-row>
        <table:table-row table:style-name="ro1">
          <table:table-cell office:value-type="string" calcext:value-type="string">
            <text:p>WAMwithtitleInstead</text:p>
          </table:table-cell>
          <table:table-cell office:value-type="float" office:value="0.26571" calcext:value-type="float">
            <text:p>0.26571</text:p>
          </table:table-cell>
          <table:table-cell office:value-type="float" office:value="0.37286" calcext:value-type="float">
            <text:p>0.37286</text:p>
          </table:table-cell>
          <table:table-cell office:value-type="float" office:value="0.29849" calcext:value-type="float">
            <text:p>0.29849</text:p>
          </table:table-cell>
          <table:table-cell office:value-type="string" calcext:value-type="string">
            <text:p>para=0.5;ScoreLimit=0.1;minwordfreq=10;mintagfreq=10</text:p>
          </table:table-cell>
        </table:table-row>
        <table:table-row table:style-name="ro1">
          <table:table-cell office:value-type="string" calcext:value-type="string">
            <text:p>ExpandRankKE</text:p>
          </table:table-cell>
          <table:table-cell office:value-type="float" office:value="0.22818" calcext:value-type="float">
            <text:p>0.22818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0.25461" calcext:value-type="float">
            <text:p>0.25461</text:p>
          </table:table-cell>
          <table:table-cell office:value-type="string" calcext:value-type="string">
            <text:p>num_tags=10;norm=all_log;k=5;size=13702;minwordfreq=10;mintagfreq=10</text:p>
          </table:table-cell>
        </table:table-row>
        <table:table-row table:style-name="ro1">
          <table:table-cell office:value-type="string" calcext:value-type="string">
            <text:p>TPR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306" calcext:value-type="float">
            <text:p>0.306</text:p>
          </table:table-cell>
          <table:table-cell office:value-type="float" office:value="0.24551" calcext:value-type="float">
            <text:p>0.24551</text:p>
          </table:table-cell>
          <table:table-cell office:value-type="string" calcext:value-type="string">
            <text:p>numtopics=50;minwordfreq=10;mintagfreq=10</text:p>
          </table:table-cell>
        </table:table-row>
        <table:table-row table:style-name="ro1">
          <table:table-cell office:value-type="string" calcext:value-type="string">
            <text:p>TFIDF</text:p>
          </table:table-cell>
          <table:table-cell office:value-type="float" office:value="0.25459" calcext:value-type="float">
            <text:p>0.25459</text:p>
          </table:table-cell>
          <table:table-cell office:value-type="float" office:value="0.20083" calcext:value-type="float">
            <text:p>0.20083</text:p>
          </table:table-cell>
          <table:table-cell office:value-type="float" office:value="0.21876" calcext:value-type="float">
            <text:p>0.21876</text:p>
          </table:table-cell>
          <table:table-cell/>
        </table:table-row>
        <table:table-row table:style-name="ro1">
          <table:table-cell office:value-type="string" calcext:value-type="string">
            <text:p>Textpagerank</text:p>
          </table:table-cell>
          <table:table-cell office:value-type="float" office:value="0.19833" calcext:value-type="float">
            <text:p>0.19833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0.20837" calcext:value-type="float">
            <text:p>0.20837</text:p>
          </table:table-cell>
          <table:table-cell/>
        </table:table-row>
      </table:table>
      <table:named-expressions/>
      <table:database-ranges>
        <table:database-range table:name="__Anonymous_Sheet_DB__0" table:target-range-address="工作表1.A13:工作表1.E2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00／00／00</text:date>, <text:time style:data-style-name="N2" text:time-value="22:14:55.25873699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30:35.096062830</meta:creation-date>
    <dc:date>2015-12-21T23:22:20.413314943</dc:date>
    <meta:editing-duration>PT23H39M27S</meta:editing-duration>
    <meta:editing-cycles>132</meta:editing-cycles>
    <meta:generator>LibreOffice/4.2.8.2$Linux_X86_64 LibreOffice_project/420m0$Build-2</meta:generator>
    <meta:document-statistic meta:table-count="1" meta:cell-count="78" meta:object-count="0"/>
  </office:meta>
</office:document-meta>
</file>